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4.739cm" svg:x="1.4cm" svg:y="8.07cm" presentation:class="title" presentation:user-transformed="true">
          <draw:text-box>
            <text:p text:style-name="P1">Version Consistency: Journal Paper<text:line-break/><text:line-break/><text:span text:style-name="T1">Experimental Set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 Of Experim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ffectiveness:</text:p>
                <text:list>
                  <text:list-item>
                    <text:p>Our Approach is Safer than Tranquility</text:p>
                  </text:list-item>
                </text:list>
              </text:list-item>
              <text:list-item>
                <text:p>Performance:</text:p>
                <text:list>
                  <text:list-item>
                    <text:p>Our Approach better than Quiescence in terms of:</text:p>
                    <text:list>
                      <text:list-item>
                        <text:p><text:span text:style-name="T2">Timeliness </text:span></text:p>
                      </text:list-item>
                      <text:list-item>
                        <text:p><text:span text:style-name="T2">Disru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iveness <text:line-break/>(1)Intuitive motivation</text:p>
          </draw:text-box>
        </draw:frame>
        <draw:frame presentation:style-name="pr3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Choosing an appropriate scenario to adopt throughout the paper.</text:p>
                <text:list>
                  <text:list-item>
                    <text:p>It should replace our current example.</text:p>
                  </text:list-item>
                  <text:list-item>
                    <text:p>Simple enough to be easy to follow.</text:p>
                  </text:list-item>
                  <text:list-item>
                    <text:p>Critical enough to motivate the inapplicability of Tranquility in real scenario.</text:p>
                  </text:list-item>
                </text:list>
              </text:list-item>
              <text:list-item>
                <text:p>Proposal:</text:p>
                <text:list>
                  <text:list-item>
                    <text:p>CurrencyConverter Update:</text:p>
                    <text:list>
                      <text:list-item>
                        <text:p>Simple enough</text:p>
                      </text:list-item>
                      <text:list-item>
                        <text:p>Critical enough:</text:p>
                        <text:list>
                          <text:list-item>
                            <text:p>Possible loss of money both from the user and system side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iveness<text:line-break/>(2) Concrete Measures</text:p>
          </draw:text-box>
        </draw:frame>
        <draw:frame presentation:style-name="pr3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Failure/Inconsistency rate:</text:p>
                <text:list>
                  <text:list-item>
                    <text:p>Considering the type of transactions:</text:p>
                    <text:list>
                      <text:list-item>
                        <text:p>r1= #Inconsistent types of transactions/ # total types of transactions.</text:p>
                      </text:list-item>
                    </text:list>
                  </text:list-item>
                  <text:list-item>
                    <text:p>Considering the total number of (also repeated) transactions:</text:p>
                    <text:list>
                      <text:list-item>
                        <text:p>r2= #Inconsistent of transactions/ # total transactions.</text:p>
                      </text:list-item>
                      <text:list-item>
                        <text:p>We may find types of distributed transactions that are used more frequently w.r.t. to others</text:p>
                      </text:list-item>
                      <text:list-item>
                        <text:p>There is the risk we may obtain worse results than r1</text:p>
                      </text:list-item>
                      <text:list-item>
                        <text:p>Looking for logs of real distributed application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formance: Timeliness</text:p>
          </draw:text-box>
        </draw:frame>
        <draw:frame presentation:style-name="pr3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Using the Travel-Sample</text:p>
              </text:list-item>
              <text:list-item>
                <text:p>Possible Experiments:</text:p>
                <text:list>
                  <text:list-item>
                    <text:p>Specific update: best case/worst case</text:p>
                  </text:list-item>
                  <text:list-item>
                    <text:p>Random Update</text:p>
                  </text:list-item>
                  <text:list-item>
                    <text:p>Average Case</text:p>
                  </text:list-item>
                  <text:list-item>
                    <text:p>Both for random and average case the number of component to update is too limited to have some sort of statistical significance. </text:p>
                    <text:list>
                      <text:list-item>
                        <text:p>For this kind of experiments I think that our simulator is still more eff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of Disrupti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I agree that Loss of Working time is difficult to measure.</text:p>
              </text:list-item>
              <text:list-item>
                <text:p>Proposal: response time.</text:p>
                <text:list>
                  <text:list-item>
                    <text:p>Quiescence in that case will be very slow for the passivation of all dependent components.</text:p>
                  </text:list-item>
                  <text:list-item>
                    <text:p>Our CV strategy will considerably improve the response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ponse time: <text:line-break/>experimental settings</text:p>
          </draw:text-box>
        </draw:frame>
        <draw:frame presentation:style-name="pr3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Load of requests: <text:span text:style-name="T2">l</text:span></text:p>
                  </text:list-item>
                  <text:list-item>
                    <text:p>Network Delay: <text:span text:style-name="T2">d</text:span></text:p>
                  </text:list-item>
                  <text:list-item>
                    <text:p>Service Time of each component: <text:span text:style-name="T2">s</text:span></text:p>
                  </text:list-item>
                </text:list>
              </text:list-item>
              <text:list-item>
                <text:p>Settings</text:p>
                <text:list>
                  <text:list-item>
                    <text:p text:style-name="P1">Different l, Fixed d,s</text:p>
                    <text:list>
                      <text:list-item>
                        <text:p text:style-name="P1">Jmeter?</text:p>
                      </text:list-item>
                    </text:list>
                  </text:list-item>
                  <text:list-item>
                    <text:p text:style-name="P1">Different <text:span text:style-name="T3">d, Fixed l,s</text:span></text:p>
                  </text:list-item>
                  <text:list-item>
                    <text:p text:style-name="P1"><text:span text:style-name="T3">Different s, Fixed l,d</text:span></text:p>
                    <text:list>
                      <text:list-item>
                        <text:p text:style-name="P1"><text:span text:style-name="T3">High service time will be an advantage for our approach</text:span></text:p>
                      </text:list-item>
                      <text:list-item>
                        <text:p text:style-name="P1"><text:span text:style-name="T3">It may be difficult to convince the extra value of simulated service time in ConUp w.r.t. to the simulator.i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of the framework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nUp Overhead:</text:p>
                <text:list>
                  <text:list-item>
                    <text:p>Time</text:p>
                  </text:list-item>
                  <text:list-item>
                    <text:p>Number of Messages?</text:p>
                  </text:list-item>
                </text:list>
              </text:list-item>
              <text:list-item>
                <text:p>What to measure:</text:p>
                <text:list>
                  <text:list-item>
                    <text:p>On-demand vs Normal Algorithm</text:p>
                  </text:list-item>
                  <text:list-item>
                    <text:p>Set up and clean-up steps</text:p>
                  </text:list-item>
                  <text:list-item>
                    <text:p>Average time to replace a component</text:p>
                    <text:list>
                      <text:list-item>
                        <text:p>Strictly depends <text:s/>on Tusc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18:54:29</meta:creation-date>
    <dc:date>2013-01-30T23:08:00</dc:date>
    <meta:editing-duration>PT4H10M11S</meta:editing-duration>
    <meta:editing-cycles>16</meta:editing-cycles>
    <meta:generator>LibreOffice/3.6$Linux_X86_64 LibreOffice_project/360m1$Build-2</meta:generator>
    <meta:document-statistic meta:object-count="52"/>
  </office:meta>
</office:document-meta>
</file>